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0pt" officeooo:rsid="00016094" officeooo:paragraph-rsid="0025a4fc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16094" officeooo:paragraph-rsid="0025a4fc" style:font-size-asian="14pt" style:font-size-complex="14pt"/>
    </style:style>
    <style:style style:name="P3" style:family="paragraph" style:parent-style-name="Standard">
      <style:text-properties officeooo:rsid="00016094" officeooo:paragraph-rsid="0025a4fc"/>
    </style:style>
    <style:style style:name="P4" style:family="paragraph" style:parent-style-name="Standard">
      <style:text-properties style:font-name="Courier New" officeooo:rsid="00046b09" officeooo:paragraph-rsid="0025a4fc"/>
    </style:style>
    <style:style style:name="P5" style:family="paragraph" style:parent-style-name="Standard" style:list-style-name="L5">
      <style:text-properties officeooo:rsid="00019b10" officeooo:paragraph-rsid="0025a4fc"/>
    </style:style>
    <style:style style:name="P6" style:family="paragraph" style:parent-style-name="Standard">
      <style:text-properties officeooo:rsid="00019b10" officeooo:paragraph-rsid="0025a4fc"/>
    </style:style>
    <style:style style:name="P7" style:family="paragraph" style:parent-style-name="Standard" style:list-style-name="L5">
      <style:text-properties officeooo:rsid="0008bfaa" officeooo:paragraph-rsid="0025a4fc"/>
    </style:style>
    <style:style style:name="P8" style:family="paragraph" style:parent-style-name="Standard" style:list-style-name="L5">
      <style:text-properties officeooo:rsid="00032656" officeooo:paragraph-rsid="0025a4fc"/>
    </style:style>
    <style:style style:name="P9" style:family="paragraph" style:parent-style-name="Standard" style:list-style-name="L7">
      <style:text-properties officeooo:rsid="000a7b20" officeooo:paragraph-rsid="0025a4fc"/>
    </style:style>
    <style:style style:name="P10" style:family="paragraph" style:parent-style-name="Standard">
      <style:text-properties officeooo:rsid="000a7b20" officeooo:paragraph-rsid="0025a4fc"/>
    </style:style>
    <style:style style:name="P11" style:family="paragraph" style:parent-style-name="Standard" style:list-style-name="L7">
      <style:text-properties officeooo:rsid="000aae9a" officeooo:paragraph-rsid="0025a4fc"/>
    </style:style>
    <style:style style:name="P12" style:family="paragraph" style:parent-style-name="Standard" style:list-style-name="L7">
      <style:text-properties officeooo:paragraph-rsid="0025a4fc"/>
    </style:style>
    <style:style style:name="P13" style:family="paragraph" style:parent-style-name="Standard">
      <style:text-properties officeooo:rsid="0025a4fc" officeooo:paragraph-rsid="0025a4fc"/>
    </style:style>
    <style:style style:name="P14" style:family="paragraph" style:parent-style-name="Standard" style:list-style-name="L8">
      <style:text-properties officeooo:rsid="0025a4fc" officeooo:paragraph-rsid="0025a4fc"/>
    </style:style>
    <style:style style:name="P15" style:family="paragraph" style:parent-style-name="Standard" style:list-style-name="L9">
      <style:text-properties officeooo:rsid="00262d5e" officeooo:paragraph-rsid="00262d5e"/>
    </style:style>
    <style:style style:name="P16" style:family="paragraph" style:parent-style-name="Standard" style:list-style-name="L9">
      <style:text-properties officeooo:paragraph-rsid="00262d5e"/>
    </style:style>
    <style:style style:name="P17" style:family="paragraph" style:parent-style-name="Standard">
      <style:paragraph-properties fo:break-before="page"/>
      <style:text-properties officeooo:rsid="0025a4fc" officeooo:paragraph-rsid="0025a4fc"/>
    </style:style>
    <style:style style:name="P18" style:family="paragraph" style:parent-style-name="Standard">
      <style:paragraph-properties fo:break-before="page"/>
      <style:text-properties officeooo:rsid="000a7b20" officeooo:paragraph-rsid="0025a4fc"/>
    </style:style>
    <style:style style:name="P19" style:family="paragraph">
      <loext:graphic-properties draw:fill="solid" draw:fill-color="#729fcf"/>
      <style:text-properties fo:font-size="10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ccffcc"/>
    </style:style>
    <style:style style:name="P22" style:family="paragraph">
      <loext:graphic-properties draw:fill="solid" draw:fill-color="#99cc99"/>
    </style:style>
    <style:style style:name="P23" style:family="paragraph">
      <loext:graphic-properties draw:fill="solid" draw:fill-color="#336600"/>
    </style:style>
    <style:style style:name="P24" style:family="paragraph">
      <loext:graphic-properties draw:fill="solid" draw:fill-color="#ffcc99"/>
    </style:style>
    <style:style style:name="P25" style:family="paragraph">
      <loext:graphic-properties draw:fill="solid" draw:fill-color="#cc99cc"/>
    </style:style>
    <style:style style:name="P26" style:family="paragraph">
      <loext:graphic-properties draw:fill="solid" draw:fill-color="#b2b2b2"/>
    </style:style>
    <style:style style:name="P27" style:family="paragraph">
      <loext:graphic-properties draw:fill="solid" draw:fill-color="#3399ff"/>
    </style:style>
    <style:style style:name="P28" style:family="paragraph">
      <loext:graphic-properties draw:fill="solid" draw:fill-color="#669999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81d9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0481d9"/>
    </style:style>
    <style:style style:name="T5" style:family="text">
      <style:text-properties style:font-name="Courier New" fo:font-size="8pt" officeooo:rsid="000a7b20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08bfaa"/>
    </style:style>
    <style:style style:name="T8" style:family="text">
      <style:text-properties officeooo:rsid="000aae9a"/>
    </style:style>
    <style:style style:name="T9" style:family="text">
      <style:text-properties officeooo:rsid="000a7b20"/>
    </style:style>
    <style:style style:name="T10" style:family="text">
      <style:text-properties officeooo:rsid="00262d5e"/>
    </style:style>
    <style:style style:name="T11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729fcf" draw:textarea-horizontal-align="justify" draw:textarea-vertical-align="middle" draw:auto-grow-height="false" fo:min-height="10.054cm" fo:min-width="15.2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5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9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4.323cm" fo:min-width="3.9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="none" draw:textarea-horizontal-align="justify" draw:textarea-vertical-align="middle" draw:auto-grow-height="false" fo:min-height="1.441cm" fo:min-width="8.5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="none" draw:textarea-horizontal-align="justify" draw:textarea-vertical-align="middle" draw:auto-grow-height="false" fo:min-height="4.323cm" fo:min-width="1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="none" draw:textarea-horizontal-align="justify" draw:textarea-vertical-align="middle" draw:auto-grow-height="false" fo:min-height="1.441cm" fo:min-width="7.2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quette Image du temps</text:span></text:p>
      <text:p text:style-name="P3"/>
      <text:p text:style-name="P3"/>
      <text:list xml:id="list1414931259" text:style-name="L9">
        <text:list-item>
          <text:p text:style-name="P15">Index<text:bookmark text:name="Index"/></text:p>
          <text:list>
            <text:list-item>
              <text:p text:style-name="P15"><text:a xlink:type="simple" xlink:href="#dessin" text:style-name="Internet_20_link" text:visited-style-name="Visited_20_Internet_20_Link">Dessin</text:a></text:p>
            </text:list-item>
            <text:list-item>
              <text:p text:style-name="P16"><text:a xlink:type="simple" xlink:href="#Explication" text:style-name="Internet_20_link" text:visited-style-name="Visited_20_Internet_20_Link"><text:span text:style-name="T10">Explication</text:span></text:a></text:p>
            </text:list-item>
            <text:list-item>
              <text:p text:style-name="P15"><text:a xlink:type="simple" xlink:href="#Grille" text:style-name="Internet_20_link" text:visited-style-name="Visited_20_Internet_20_Link">Grille</text:a></text:p>
            </text:list-item>
            <text:list-item>
              <text:p text:style-name="P15"><text:a xlink:type="simple" xlink:href="#Charte" text:style-name="Internet_20_link" text:visited-style-name="Visited_20_Internet_20_Link">Charte graphique</text:a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ge accueil</text:p>
      <text:p text:style-name="P4">maquetteAccueil.html, maquetteStyle.css, maquetteScriptJS.js</text:p>
      <text:p text:style-name="P3"/>
      <text:p text:style-name="P13">Dessin<text:bookmark text:name="dessin"/></text:p>
      <text:p text:style-name="P3"><draw:custom-shape text:anchor-type="paragraph" draw:z-index="0" draw:name="Forme1" draw:style-name="gr1" draw:text-style-name="P19" svg:width="15.227cm" svg:height="10.055cm" svg:x="2.718cm" svg:y="0.175cm"><text:p/><draw:enhanced-geometry svg:viewBox="0 0 21600 21600" draw:type="rectangle" draw:enhanced-path="M 0 0 L 21600 0 21600 21600 0 21600 0 0 Z N"/></draw:custom-shape><draw:frame text:anchor-type="paragraph" draw:z-index="1" draw:name="Forme2" draw:style-name="gr2" draw:text-style-name="P20" svg:width="1.204cm" svg:height="0.553cm" svg:x="3.463cm" svg:y="0.504cm"><draw:text-box><text:p>écran</text:p></draw:text-box></draw:frame><draw:custom-shape text:anchor-type="paragraph" draw:z-index="2" draw:name="Forme3" draw:style-name="gr3" draw:text-style-name="P21" svg:width="1.444cm" svg:height="8.66cm" svg:x="3.103cm" svg:y="1.274cm"><text:p/><draw:enhanced-geometry svg:viewBox="0 0 21600 21600" draw:type="rectangle" draw:enhanced-path="M 0 0 L 21600 0 21600 21600 0 21600 0 0 Z N"/></draw:custom-shape><draw:frame text:anchor-type="paragraph" draw:z-index="3" draw:name="Forme4" draw:style-name="gr4" draw:text-style-name="P20" svg:width="1.036cm" svg:height="0.579cm" svg:x="3.27cm" svg:y="1.513cm"><draw:text-box><text:p>Nav</text:p></draw:text-box></draw:frame><draw:custom-shape text:anchor-type="paragraph" draw:z-index="4" draw:name="Forme5" draw:style-name="gr5" draw:text-style-name="P22" svg:width="0.65cm" svg:height="0.53cm" svg:x="3.392cm" svg:y="2.092cm"><text:p/><draw:enhanced-geometry svg:viewBox="0 0 21600 21600" draw:type="rectangle" draw:enhanced-path="M 0 0 L 21600 0 21600 21600 0 21600 0 0 Z N"/></draw:custom-shape><draw:custom-shape text:anchor-type="paragraph" draw:z-index="5" draw:name="Forme5" draw:style-name="gr6" draw:text-style-name="P23" svg:width="0.65cm" svg:height="0.53cm" svg:x="3.464cm" svg:y="4.907cm"><text:p/><draw:enhanced-geometry svg:viewBox="0 0 21600 21600" draw:type="rectangle" draw:enhanced-path="M 0 0 L 21600 0 21600 21600 0 21600 0 0 Z N"/></draw:custom-shape><draw:custom-shape text:anchor-type="paragraph" draw:z-index="6" draw:name="Forme5" draw:style-name="gr6" draw:text-style-name="P23" svg:width="0.65cm" svg:height="0.53cm" svg:x="3.415cm" svg:y="4.209cm"><text:p/><draw:enhanced-geometry svg:viewBox="0 0 21600 21600" draw:type="rectangle" draw:enhanced-path="M 0 0 L 21600 0 21600 21600 0 21600 0 0 Z N"/></draw:custom-shape><draw:custom-shape text:anchor-type="paragraph" draw:z-index="7" draw:name="Forme5" draw:style-name="gr6" draw:text-style-name="P23" svg:width="0.65cm" svg:height="0.53cm" svg:x="3.415cm" svg:y="3.487cm"><text:p/><draw:enhanced-geometry svg:viewBox="0 0 21600 21600" draw:type="rectangle" draw:enhanced-path="M 0 0 L 21600 0 21600 21600 0 21600 0 0 Z N"/></draw:custom-shape><draw:custom-shape text:anchor-type="paragraph" draw:z-index="8" draw:name="Forme5" draw:style-name="gr6" draw:text-style-name="P23" svg:width="0.65cm" svg:height="0.53cm" svg:x="3.415cm" svg:y="2.813cm"><text:p/><draw:enhanced-geometry svg:viewBox="0 0 21600 21600" draw:type="rectangle" draw:enhanced-path="M 0 0 L 21600 0 21600 21600 0 21600 0 0 Z N"/></draw:custom-shape><draw:custom-shape text:anchor-type="paragraph" draw:z-index="9" draw:name="Forme8" draw:style-name="gr7" draw:text-style-name="P24" svg:width="9.767cm" svg:height="1.131cm" svg:x="6.927cm" svg:y="1.251cm"><text:p/><draw:enhanced-geometry svg:viewBox="0 0 21600 21600" draw:type="rectangle" draw:enhanced-path="M 0 0 L 21600 0 21600 21600 0 21600 0 0 Z N"/></draw:custom-shape><draw:custom-shape text:anchor-type="paragraph" draw:z-index="10" draw:name="Forme9" draw:style-name="gr8" draw:text-style-name="P25" svg:width="9.813cm" svg:height="4.596cm" svg:x="7.288cm" svg:y="3.558cm"><text:p/><draw:enhanced-geometry svg:viewBox="0 0 21600 21600" draw:type="rectangle" draw:enhanced-path="M 0 0 L 21600 0 21600 21600 0 21600 0 0 Z N"/></draw:custom-shape><draw:custom-shape text:anchor-type="paragraph" draw:z-index="11" draw:name="Forme9" draw:style-name="gr9" draw:text-style-name="P26" svg:width="9.813cm" svg:height="4.596cm" svg:x="6.832cm" svg:y="2.57cm"><text:p/><draw:enhanced-geometry svg:viewBox="0 0 21600 21600" draw:type="rectangle" draw:enhanced-path="M 0 0 L 21600 0 21600 21600 0 21600 0 0 Z N"/></draw:custom-shape><draw:frame text:anchor-type="paragraph" draw:z-index="12" draw:name="Forme10" draw:style-name="gr10" draw:text-style-name="P20" svg:width="2.791cm" svg:height="0.976cm" svg:x="7.144cm" svg:y="2.764cm"><draw:text-box><text:p>Figure - Photo ancienne</text:p></draw:text-box></draw:frame><draw:frame text:anchor-type="paragraph" draw:z-index="13" draw:name="Forme11" draw:style-name="gr11" draw:text-style-name="P20" svg:width="2.334cm" svg:height="0.627cm" svg:x="9.91cm" svg:y="1.443cm"><draw:text-box><text:p>header</text:p></draw:text-box></draw:frame><draw:custom-shape text:anchor-type="paragraph" draw:z-index="15" draw:name="Forme12" draw:style-name="gr13" draw:text-style-name="P27" svg:width="2.719cm" svg:height="0.53cm" svg:x="7.168cm" svg:y="6.348cm"><text:p/><draw:enhanced-geometry svg:viewBox="0 0 21600 21600" draw:type="rectangle" draw:enhanced-path="M 0 0 L 21600 0 21600 21600 0 21600 0 0 Z N"/></draw:custom-shape><draw:custom-shape text:anchor-type="paragraph" draw:z-index="16" draw:name="Forme12" draw:style-name="gr13" draw:text-style-name="P27" svg:width="2.719cm" svg:height="0.53cm" svg:x="7.962cm" svg:y="7.359cm"><text:p/><draw:enhanced-geometry svg:viewBox="0 0 21600 21600" draw:type="rectangle" draw:enhanced-path="M 0 0 L 21600 0 21600 21600 0 21600 0 0 Z N"/></draw:custom-shape><draw:custom-shape text:anchor-type="paragraph" draw:z-index="19" draw:name="Forme14" draw:style-name="gr15" draw:text-style-name="P28" svg:width="10.752cm" svg:height="1.227cm" svg:x="6.182cm" svg:y="8.394cm"><text:p/><draw:enhanced-geometry svg:viewBox="0 0 21600 21600" draw:type="rectangle" draw:enhanced-path="M 0 0 L 21600 0 21600 21600 0 21600 0 0 Z N"/></draw:custom-shape><draw:frame text:anchor-type="paragraph" draw:z-index="20" draw:name="Forme15" draw:style-name="gr16" draw:text-style-name="P20" svg:width="1.973cm" svg:height="0.698cm" svg:x="6.615cm" svg:y="8.539cm"><draw:text-box><text:p>footer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7" draw:name="Forme13" draw:style-name="gr14" draw:text-style-name="P20" svg:width="1.997cm" svg:height="0.53cm" svg:x="7.481cm" svg:y="0.372cm"><draw:text-box><text:p>Figcaption</text:p></draw:text-box></draw:frame></text:p>
      <text:p text:style-name="P3"/>
      <text:p text:style-name="P3"/>
      <text:p text:style-name="P3"><draw:frame text:anchor-type="paragraph" draw:z-index="14" draw:name="Forme10" draw:style-name="gr12" draw:text-style-name="P20" svg:width="4.04cm" svg:height="0.567cm" svg:x="12.388cm" svg:y="0.15cm"><draw:text-box><text:p>Figure - Homologue</text:p></draw:text-box></draw:frame><draw:frame text:anchor-type="paragraph" draw:z-index="18" draw:name="Forme13" draw:style-name="gr14" draw:text-style-name="P20" svg:width="2.117cm" svg:height="0.53cm" svg:x="8.371cm" svg:y="0.102cm"><draw:text-box><text:p>Figcaption</text:p></draw:text-box></draw:frame></text:p>
      <text:p text:style-name="P3"/>
      <text:p text:style-name="P3"/>
      <text:p text:style-name="P3"/>
      <text:p text:style-name="P3"/>
      <text:p text:style-name="P13">Explications<text:bookmark text:name="Explication"/></text:p>
      <text:p text:style-name="P3"/>
      <text:p text:style-name="P3"><draw:custom-shape text:anchor-type="paragraph" draw:z-index="21" draw:name="Forme5" draw:style-name="gr17" draw:text-style-name="P22" svg:width="0.65cm" svg:height="0.53cm" svg:x="3.082cm" svg:y="0.395cm"><text:p/><draw:enhanced-geometry svg:viewBox="0 0 21600 21600" draw:type="rectangle" draw:enhanced-path="M 0 0 L 21600 0 21600 21600 0 21600 0 0 Z N"/></draw:custom-shape></text:p>
      <text:list xml:id="list284162783" text:style-name="L5">
        <text:list-item>
          <text:p text:style-name="P5">Menu</text:p>
          <text:list>
            <text:list-item>
              <text:p text:style-name="P5"><draw:custom-shape text:anchor-type="paragraph" draw:z-index="22" draw:name="Forme5" draw:style-name="gr18" draw:text-style-name="P23" svg:width="0.65cm" svg:height="0.53cm" svg:x="7.643cm" svg:y="0.453cm"><text:p/><draw:enhanced-geometry svg:viewBox="0 0 21600 21600" draw:type="rectangle" draw:enhanced-path="M 0 0 L 21600 0 21600 21600 0 21600 0 0 Z N"/></draw:custom-shape>Accueil <text:s text:c="3"/><text:span text:style-name="T2">~</text:span><text:span text:style-name="T3">32*32</text:span></text:p>
              <text:list>
                <text:list-item>
                  <text:p text:style-name="P5">Au survol, les autres icones <text:s text:c="13"/>apparaissent.</text:p>
                </text:list-item>
                <text:list-item>
                  <text:p text:style-name="P5">Au clic, une fenêtre modal s’ouvre avec un menu</text:p>
                </text:list-item>
              </text:list>
            </text:list-item>
          </text:list>
        </text:list-item>
      </text:list>
      <text:p text:style-name="P6"><draw:custom-shape text:anchor-type="paragraph" draw:z-index="23" draw:name="Forme5" draw:style-name="gr18" draw:text-style-name="P23" svg:width="0.65cm" svg:height="0.53cm" svg:x="13.929cm" svg:y="0.328cm"><text:p/><draw:enhanced-geometry svg:viewBox="0 0 21600 21600" draw:type="rectangle" draw:enhanced-path="M 0 0 L 21600 0 21600 21600 0 21600 0 0 Z N"/></draw:custom-shape></text:p>
      <text:list xml:id="list120352088521942" text:continue-numbering="true" text:style-name="L5">
        <text:list-item>
          <text:list>
            <text:list-item>
              <text:p text:style-name="P5">Pays <text:span text:style-name="T6">(chaque pays représenté possède son drapeau)</text:span>. <text:span text:style-name="T2">Apparaisse au survol du menu</text:span></text:p>
              <text:list>
                <text:list-item>
                  <text:p text:style-name="P5">Au survol, titre et figcaption sont traduits dans la langue du pays</text:p>
                </text:list-item>
                <text:list-item>
                  <text:p text:style-name="P5">Au clic, une fenêtre modal s’ouvre dans la langue du pays</text:p>
                </text:list-item>
              </text:list>
            </text:list-item>
          </text:list>
        </text:list-item>
      </text:list>
      <text:p text:style-name="P6"/>
      <text:list xml:id="list120352453070704" text:continue-numbering="true" text:style-name="L5">
        <text:list-item>
          <text:p text:style-name="P7">Section</text:p>
          <text:list>
            <text:list-item>
              <text:p text:style-name="P5">Titre : Image png, jpg ou svg <text:s text:c="2"/><text:span text:style-name="T2">~</text:span><text:span text:style-name="T4">764*169</text:span></text:p>
            </text:list-item>
            <text:list-item>
              <text:p text:style-name="P5"><text:soft-page-break/>Photo ancienne<text:span text:style-name="T2"> <text:s text:c="2"/>~</text:span><text:span text:style-name="T4">1200*825</text:span></text:p>
              <text:list>
                <text:list-item>
                  <text:p text:style-name="P5">au survol, s’efface pour laissser apparaître son homologue</text:p>
                </text:list-item>
                <text:list-item>
                  <text:p text:style-name="P5">au clic, se positionne derrière son homologue</text:p>
                </text:list-item>
              </text:list>
            </text:list-item>
            <text:list-item>
              <text:p text:style-name="P8"><text:span text:style-name="T7">Figcaption : légende</text:span> photo ancienne suit la photo ancienne <text:span text:style-name="T7">sur fond noir</text:span></text:p>
            </text:list-item>
            <text:list-item>
              <text:p text:style-name="P8">Homologue <text:s text:c="4"/><text:span text:style-name="T2">~</text:span><text:span text:style-name="T4">1200*825</text:span></text:p>
              <text:list>
                <text:list-item>
                  <text:p text:style-name="P8">au survol, s’efface pour laisser apparaître la photo ancienne</text:p>
                </text:list-item>
                <text:list-item>
                  <text:p text:style-name="P8">au clic passe dérrière la photo ancienne</text:p>
                </text:list-item>
              </text:list>
            </text:list-item>
            <text:list-item>
              <text:p text:style-name="P7">Figcaption : Légende photo homologue suit la photo sur fond noir.</text:p>
            </text:list-item>
            <text:list-item>
              <text:p text:style-name="P8"><text:span text:style-name="T8">Footer Légende</text:span> : Image png, jpg ou svg <text:s text:c="2"/><text:span text:style-name="T2">~</text:span><text:span text:style-name="T4">807*137</text:span></text:p>
            </text:list-item>
          </text:list>
        </text:list-item>
      </text:list>
      <text:p text:style-name="P3"/>
      <text:p text:style-name="P17"><text:a xlink:type="simple" xlink:href="#Index" text:style-name="Internet_20_link" text:visited-style-name="Visited_20_Internet_20_Link">Grille</text:a><text:bookmark text:name="Grille"/></text:p>
      <text:list xml:id="list2708312609" text:style-name="L8">
        <text:list-item>
          <text:p text:style-name="P14">2 colonnes</text:p>
        </text:list-item>
        <text:list-item>
          <text:p text:style-name="P14">3 lignes</text:p>
        </text:list-item>
      </text:list>
      <text:p text:style-name="P13"/>
      <text:p text:style-name="P13"/>
      <text:p text:style-name="P13"><draw:custom-shape text:anchor-type="paragraph" draw:z-index="24" draw:name="Forme16" draw:style-name="gr19" draw:text-style-name="P29" svg:width="3.911cm" svg:height="4.324cm" svg:x="5.38cm" svg:y="0.062cm"><text:p/><draw:enhanced-geometry svg:viewBox="0 0 21600 21600" draw:type="rectangle" draw:enhanced-path="M 0 0 L 21600 0 21600 21600 0 21600 0 0 Z N"/></draw:custom-shape><draw:custom-shape text:anchor-type="paragraph" draw:z-index="25" draw:name="Forme16" draw:style-name="gr20" draw:text-style-name="P29" svg:width="8.526cm" svg:height="1.442cm" svg:x="5.38cm" svg:y="0.062cm"><text:p/><draw:enhanced-geometry svg:viewBox="0 0 21600 21600" draw:type="rectangle" draw:enhanced-path="M 0 0 L 21600 0 21600 21600 0 21600 0 0 Z N"/></draw:custom-shape><draw:custom-shape text:anchor-type="paragraph" draw:z-index="26" draw:name="Forme16" draw:style-name="gr20" draw:text-style-name="P29" svg:width="8.526cm" svg:height="1.442cm" svg:x="5.38cm" svg:y="0.062cm"><text:p/><draw:enhanced-geometry svg:viewBox="0 0 21600 21600" draw:type="rectangle" draw:enhanced-path="M 0 0 L 21600 0 21600 21600 0 21600 0 0 Z N"/></draw:custom-shape><draw:frame text:anchor-type="paragraph" draw:z-index="29" draw:name="Forme6" draw:style-name="gr21" draw:text-style-name="P20" svg:width="0.472cm" svg:height="0.648cm" svg:x="5.879cm" svg:y="0.397cm"><draw:text-box><text:p>A</text:p></draw:text-box></draw:frame><draw:frame text:anchor-type="paragraph" draw:z-index="30" draw:name="Forme6" draw:style-name="gr21" draw:text-style-name="P20" svg:width="0.472cm" svg:height="0.648cm" svg:x="9.848cm" svg:y="0.397cm"><draw:text-box><text:p>B</text:p></draw:text-box></draw:frame></text:p>
      <text:p text:style-name="P13"/>
      <text:p text:style-name="P13"/>
      <text:p text:style-name="P13"><draw:custom-shape text:anchor-type="paragraph" draw:z-index="28" draw:name="Forme16" draw:style-name="gr20" draw:text-style-name="P29" svg:width="8.526cm" svg:height="1.442cm" svg:x="5.38cm" svg:y="0.081cm"><text:p/><draw:enhanced-geometry svg:viewBox="0 0 21600 21600" draw:type="rectangle" draw:enhanced-path="M 0 0 L 21600 0 21600 21600 0 21600 0 0 Z N"/></draw:custom-shape><draw:frame text:anchor-type="paragraph" draw:z-index="31" draw:name="Forme6" draw:style-name="gr21" draw:text-style-name="P20" svg:width="0.472cm" svg:height="0.648cm" svg:x="5.967cm" svg:y="0.406cm"><draw:text-box><text:p>C</text:p></draw:text-box></draw:frame><draw:frame text:anchor-type="paragraph" draw:z-index="32" draw:name="Forme6" draw:style-name="gr21" draw:text-style-name="P20" svg:width="0.472cm" svg:height="0.648cm" svg:x="9.76cm" svg:y="0.397cm"><draw:text-box><text:p>D</text:p></draw:text-box></draw:frame></text:p>
      <text:p text:style-name="P13"/>
      <text:p text:style-name="P13"/>
      <text:p text:style-name="P13"><draw:custom-shape text:anchor-type="paragraph" draw:z-index="27" draw:name="Forme16" draw:style-name="gr20" draw:text-style-name="P29" svg:width="8.526cm" svg:height="1.442cm" svg:x="5.38cm" svg:y="0.023cm"><text:p/><draw:enhanced-geometry svg:viewBox="0 0 21600 21600" draw:type="rectangle" draw:enhanced-path="M 0 0 L 21600 0 21600 21600 0 21600 0 0 Z N"/></draw:custom-shape><draw:frame text:anchor-type="paragraph" draw:z-index="33" draw:name="Forme6" draw:style-name="gr21" draw:text-style-name="P20" svg:width="0.472cm" svg:height="0.648cm" svg:x="5.907cm" svg:y="0.376cm"><draw:text-box><text:p>E</text:p></draw:text-box></draw:frame><draw:frame text:anchor-type="paragraph" draw:z-index="34" draw:name="Forme6" draw:style-name="gr21" draw:text-style-name="P20" svg:width="0.472cm" svg:height="0.648cm" svg:x="9.701cm" svg:y="0.397cm"><draw:text-box><text:p>F</text:p></draw:text-box></draw:frame></text:p>
      <text:p text:style-name="P13"/>
      <text:p text:style-name="P13"/>
      <text:p text:style-name="P13"/>
      <text:p text:style-name="P13"><draw:custom-shape text:anchor-type="paragraph" draw:z-index="35" draw:name="Forme16" draw:style-name="gr22" draw:text-style-name="P29" svg:width="1.294cm" svg:height="4.324cm" svg:x="5.38cm" svg:y="0.062cm"><text:p/><draw:enhanced-geometry svg:viewBox="0 0 21600 21600" draw:type="rectangle" draw:enhanced-path="M 0 0 L 21600 0 21600 21600 0 21600 0 0 Z N"/></draw:custom-shape><draw:frame text:anchor-type="paragraph" draw:z-index="38" draw:name="Forme6" draw:style-name="gr21" draw:text-style-name="P20" svg:width="0.472cm" svg:height="0.648cm" svg:x="5.879cm" svg:y="0.397cm"><draw:text-box><text:p>A</text:p></draw:text-box></draw:frame><draw:frame text:anchor-type="paragraph" draw:z-index="39" draw:name="Forme6" draw:style-name="gr24" draw:text-style-name="P30" svg:width="0.472cm" svg:height="0.489cm" svg:x="9.377cm" svg:y="0.397cm"><draw:text-box><text:p><text:span text:style-name="T11">B</text:span></text:p></draw:text-box></draw:frame><draw:custom-shape text:anchor-type="paragraph" draw:z-index="44" draw:name="Forme16" draw:style-name="gr23" draw:text-style-name="P29" svg:width="7.204cm" svg:height="1.442cm" svg:x="6.673cm" svg:y="0.062cm"><text:p/><draw:enhanced-geometry svg:viewBox="0 0 21600 21600" draw:type="rectangle" draw:enhanced-path="M 0 0 L 21600 0 21600 21600 0 21600 0 0 Z N"/></draw:custom-shape></text:p>
      <text:p text:style-name="P13"/>
      <text:p text:style-name="P13"><draw:frame text:anchor-type="paragraph" draw:z-index="42" draw:name="Forme6" draw:style-name="gr21" draw:text-style-name="P20" svg:width="0.472cm" svg:height="0.648cm" svg:x="5.877cm" svg:y="0.224cm"><draw:text-box><text:p>E</text:p></draw:text-box></draw:frame></text:p>
      <text:p text:style-name="P13"><draw:custom-shape text:anchor-type="paragraph" draw:z-index="37" draw:name="Forme16" draw:style-name="gr23" draw:text-style-name="P29" svg:width="7.204cm" svg:height="1.442cm" svg:x="6.673cm" svg:y="0.042cm"><text:p/><draw:enhanced-geometry svg:viewBox="0 0 21600 21600" draw:type="rectangle" draw:enhanced-path="M 0 0 L 21600 0 21600 21600 0 21600 0 0 Z N"/></draw:custom-shape><draw:frame text:anchor-type="paragraph" draw:z-index="41" draw:name="Forme6" draw:style-name="gr21" draw:text-style-name="P20" svg:width="0.472cm" svg:height="0.648cm" svg:x="9.525cm" svg:y="0.347cm"><draw:text-box><text:p>D</text:p></draw:text-box></draw:frame></text:p>
      <text:p text:style-name="P13"><draw:frame text:anchor-type="paragraph" draw:z-index="40" draw:name="Forme6" draw:style-name="gr21" draw:text-style-name="P20" svg:width="0.472cm" svg:height="0.648cm" svg:x="5.879cm" svg:y="0.106cm"><draw:text-box><text:p>C</text:p></draw:text-box></draw:frame></text:p>
      <text:p text:style-name="P13"/>
      <text:p text:style-name="P13"><draw:custom-shape text:anchor-type="paragraph" draw:z-index="36" draw:name="Forme16" draw:style-name="gr23" draw:text-style-name="P29" svg:width="7.204cm" svg:height="1.442cm" svg:x="6.673cm" svg:y="0.023cm"><text:p/><draw:enhanced-geometry svg:viewBox="0 0 21600 21600" draw:type="rectangle" draw:enhanced-path="M 0 0 L 21600 0 21600 21600 0 21600 0 0 Z N"/></draw:custom-shape><draw:frame text:anchor-type="paragraph" draw:z-index="43" draw:name="Forme6" draw:style-name="gr21" draw:text-style-name="P20" svg:width="0.472cm" svg:height="0.648cm" svg:x="9.555cm" svg:y="0.386cm"><draw:text-box><text:p>F</text:p></draw:text-box></draw:frame></text:p>
      <text:p text:style-name="P13"/>
      <text:p text:style-name="P13"/>
      <text:p text:style-name="P13"/>
      <text:list xml:id="list120352179006614" text:continue-numbering="true" text:style-name="L8">
        <text:list-item>
          <text:p text:style-name="P14">Fusion de A, C et E avec une largeur de 50px.</text:p>
        </text:list-item>
        <text:list-item>
          <text:p text:style-name="P14">B, D et F occupe la place restante disponible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18"><text:a xlink:type="simple" xlink:href="#Index" text:style-name="Internet_20_link" text:visited-style-name="Visited_20_Internet_20_Link">Charte graphique</text:a><text:bookmark text:name="Charte"/></text:p>
      <text:p text:style-name="P10"/>
      <text:list xml:id="list45590027" text:style-name="L7">
        <text:list-item>
          <text:p text:style-name="P12"><text:span text:style-name="T9">Fond d’écran en dégradé vers le haut et à droite : </text:span><text:span text:style-name="T5">background : linear-gradient(#1a0000, #4d0000);</text:span></text:p>
        </text:list-item>
        <text:list-item>
          <text:p text:style-name="P9">Titre – sous Inkscape Texte – Police Close to you – taille 72 – Couleur #d3bc5f – Filtres ombres et lueurs dedans dehors – Chemin Objet en chemin – Exporter au format PNG</text:p>
        </text:list-item>
        <text:list-item>
          <text:p text:style-name="P11">Légende – Sous Inkscape texte _ police Close to you – Taille 32 – Couleur <text:span text:style-name="T9">#d3bc5f </text:span><text:span text:style-name="T6">(prendre la virgule pour faire un accent sur le e de passé).</text:span></text:p>
        </text:list-item>
        <text:list-item>
          <text:p text:style-name="P11">Icone menu 32px.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808080" draw:end-color="#ffcc99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35cm" fo:margin-bottom="1.067cm" fo:margin-left="1.293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6:40:04.982000000</meta:creation-date>
    <dc:date>2018-03-31T12:03:50.092000000</dc:date>
    <meta:editing-duration>PT1H42M53S</meta:editing-duration>
    <meta:editing-cycles>9</meta:editing-cycles>
    <meta:generator>LibreOffice/6.0.1.1$Windows_x86 LibreOffice_project/60bfb1526849283ce2491346ed2aa51c465abfe6</meta:generator>
    <meta:document-statistic meta:table-count="0" meta:image-count="0" meta:object-count="0" meta:page-count="4" meta:paragraph-count="38" meta:word-count="274" meta:character-count="1557" meta:non-whitespace-character-count="1316"/>
  </office:meta>
</office:document-meta>
</file>